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41A00000A2B00000272891AD958947B9B2F.svg" manifest:media-type="image/svg+xml"/>
  <manifest:file-entry manifest:full-path="Pictures/10000000000000340000003CC213A1138E31C839.jpg" manifest:media-type="image/jpeg"/>
  <manifest:file-entry manifest:full-path="Pictures/10000201000000620000001889408E20B2EC3423.png" manifest:media-type="image/png"/>
  <manifest:file-entry manifest:full-path="Pictures/10000000000000500000003CE263755E0841E837.jpg" manifest:media-type="image/jpeg"/>
  <manifest:file-entry manifest:full-path="Pictures/10000000000000370000003C9A84AD2D1B3E440E.jpg" manifest:media-type="image/jpeg"/>
  <manifest:file-entry manifest:full-path="Pictures/10000201000000730000003CE12657C3BA60A84E.png" manifest:media-type="image/png"/>
  <manifest:file-entry manifest:full-path="Pictures/1000000000000556000003005B609261DDC39CE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8cm, 16.29cm, 2.041cm, 10.021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913cm" svg:height="0.529cm" draw:transform="skewX (-0.398982267005904) rotate (-2.0943951023932) translate (13.726cm 15.187cm)">
            <draw:image xlink:href="Pictures/1000041A00000A2B00000272891AD958947B9B2F.svg" xlink:type="simple" xlink:show="embed" xlink:actuate="onLoad">
              <text:p/>
            </draw:image>
            <draw:image xlink:href="Pictures/10000201000000620000001889408E20B2EC3423.png" xlink:type="simple" xlink:show="embed" xlink:actuate="onLoad"/>
          </draw:frame>
          <draw:g>
            <draw:frame draw:style-name="gr1" draw:text-style-name="P1" draw:layer="layout" svg:width="1.034cm" svg:height="1.126cm" svg:x="7.2cm" svg:y="14.116cm">
              <draw:image xlink:href="Pictures/10000000000000370000003C9A84AD2D1B3E440E.jpg" xlink:type="simple" xlink:show="embed" xlink:actuate="onLoad">
                <text:p/>
              </draw:image>
            </draw:frame>
            <draw:frame draw:style-name="gr1" draw:text-style-name="P1" draw:layer="layout" svg:width="1.121cm" svg:height="0.841cm" svg:x="7.879cm" svg:y="16.975cm">
              <draw:image xlink:href="Pictures/10000000000000500000003CE263755E0841E837.jpg" xlink:type="simple" xlink:show="embed" xlink:actuate="onLoad">
                <text:p/>
              </draw:image>
            </draw:frame>
            <draw:frame draw:style-name="gr2" draw:text-style-name="P1" draw:layer="layout" svg:width="1.15cm" svg:height="0.5cm" draw:transform="rotate (-3.14159265358979) translate (13.05cm 17.816cm)">
              <draw:image xlink:href="Pictures/10000201000000730000003CE12657C3BA60A84E.png" xlink:type="simple" xlink:show="embed" xlink:actuate="onLoad">
                <text:p/>
              </draw:image>
            </draw:frame>
            <draw:frame draw:style-name="gr3" draw:text-style-name="P1" draw:layer="layout" svg:width="0.699cm" svg:height="1.01cm" svg:x="12.7cm" svg:y="14.006cm">
              <draw:image xlink:href="Pictures/1000000000000556000003005B609261DDC39CE1.png" xlink:type="simple" xlink:show="embed" xlink:actuate="onLoad">
                <text:p/>
              </draw:image>
            </draw:frame>
            <draw:frame draw:style-name="gr1" draw:text-style-name="P1" draw:layer="layout" svg:width="0.882cm" svg:height="1.016cm" svg:x="9.918cm" svg:y="11cm">
              <draw:image xlink:href="Pictures/10000000000000340000003CC213A1138E31C839.jpg" xlink:type="simple" xlink:show="embed" xlink:actuate="onLoad">
                <text:p/>
              </draw:image>
            </draw:frame>
            <draw:frame draw:style-name="gr1" draw:text-style-name="P1" draw:layer="layout" svg:width="1.913cm" svg:height="0.529cm" draw:transform="skewX (-0.398982267005904) rotate (-1.0471975511966) translate (7.743cm 15.016cm)">
              <draw:image xlink:href="Pictures/1000041A00000A2B00000272891AD958947B9B2F.svg" xlink:type="simple" xlink:show="embed" xlink:actuate="onLoad">
                <text:p/>
              </draw:image>
              <draw:image xlink:href="Pictures/10000201000000620000001889408E20B2EC3423.png" xlink:type="simple" xlink:show="embed" xlink:actuate="onLoad"/>
            </draw:frame>
            <draw:frame draw:style-name="gr1" draw:text-style-name="P1" draw:layer="layout" svg:width="2.134cm" svg:height="0.511cm" draw:transform="skewX (0.0548033385126219) rotate (-2.16211387737058) translate (9.6cm 12.245cm)">
              <draw:image xlink:href="Pictures/1000041A00000A2B00000272891AD958947B9B2F.svg" xlink:type="simple" xlink:show="embed" xlink:actuate="onLoad">
                <text:p/>
              </draw:image>
              <draw:image xlink:href="Pictures/10000201000000620000001889408E20B2EC3423.png" xlink:type="simple" xlink:show="embed" xlink:actuate="onLoad"/>
            </draw:frame>
            <draw:frame draw:style-name="gr1" draw:text-style-name="P1" draw:layer="layout" svg:width="2.028cm" svg:height="0.612cm" draw:transform="skewX (-0.202981792006941) rotate (-0.953473370364503) translate (11.526cm 11.816cm)">
              <draw:image xlink:href="Pictures/1000041A00000A2B00000272891AD958947B9B2F.svg" xlink:type="simple" xlink:show="embed" xlink:actuate="onLoad">
                <text:p/>
              </draw:image>
              <draw:image xlink:href="Pictures/10000201000000620000001889408E20B2EC3423.png" xlink:type="simple" xlink:show="embed" xlink:actuate="onLoad"/>
            </draw:frame>
            <draw:frame draw:style-name="gr1" draw:text-style-name="P1" draw:layer="layout" svg:width="4.039cm" svg:height="0.3cm" draw:transform="skewX (-0.00331612557878923) rotate (-3.14159265358979) translate (12.542cm 14.821cm)">
              <draw:image xlink:href="Pictures/1000041A00000A2B00000272891AD958947B9B2F.svg" xlink:type="simple" xlink:show="embed" xlink:actuate="onLoad">
                <text:p/>
              </draw:image>
              <draw:image xlink:href="Pictures/10000201000000620000001889408E20B2EC3423.png" xlink:type="simple" xlink:show="embed" xlink:actuate="onLoad"/>
            </draw:frame>
            <draw:frame draw:style-name="gr1" draw:text-style-name="P1" draw:layer="layout" svg:width="1.913cm" svg:height="0.529cm" draw:transform="skewX (-0.398982267005904) rotate (-3.14159265358979) translate (11.716cm 17.817cm)">
              <draw:image xlink:href="Pictures/1000041A00000A2B00000272891AD958947B9B2F.svg" xlink:type="simple" xlink:show="embed" xlink:actuate="onLoad">
                <text:p/>
              </draw:image>
              <draw:image xlink:href="Pictures/10000201000000620000001889408E20B2EC3423.png" xlink:type="simple" xlink:show="embed" xlink:actuate="onLoad"/>
            </draw:frame>
            <draw:frame draw:style-name="gr1" draw:text-style-name="P1" draw:layer="layout" svg:width="5.65cm" svg:height="0.402cm" draw:transform="skewX (-0.0720820981073658) rotate (1.83259571459405) translate (11.919cm 17.416cm)">
              <draw:image xlink:href="Pictures/1000041A00000A2B00000272891AD958947B9B2F.svg" xlink:type="simple" xlink:show="embed" xlink:actuate="onLoad">
                <text:p/>
              </draw:image>
              <draw:image xlink:href="Pictures/10000201000000620000001889408E20B2EC3423.png" xlink:type="simple" xlink:show="embed" xlink:actuate="onLoad"/>
            </draw:frame>
            <draw:frame draw:style-name="gr1" draw:text-style-name="P1" draw:layer="layout" svg:width="4.039cm" svg:height="0.3cm" draw:transform="skewX (-0.00331612557878926) rotate (-0.523598775598299) translate (8.449cm 14.916cm)">
              <draw:image xlink:href="Pictures/1000041A00000A2B00000272891AD958947B9B2F.svg" xlink:type="simple" xlink:show="embed" xlink:actuate="onLoad">
                <text:p/>
              </draw:image>
              <draw:image xlink:href="Pictures/10000201000000620000001889408E20B2EC3423.png" xlink:type="simple" xlink:show="embed" xlink:actuate="onLoad"/>
            </draw:frame>
            <draw:frame draw:style-name="gr1" draw:text-style-name="P1" draw:layer="layout" svg:width="5.65cm" svg:height="0.402cm" draw:transform="skewX (-0.0720820981073658) rotate (1.30899693899575) translate (8.342cm 17.24cm)">
              <draw:image xlink:href="Pictures/1000041A00000A2B00000272891AD958947B9B2F.svg" xlink:type="simple" xlink:show="embed" xlink:actuate="onLoad">
                <text:p/>
              </draw:image>
              <draw:image xlink:href="Pictures/10000201000000620000001889408E20B2EC3423.png" xlink:type="simple" xlink:show="embed" xlink:actuate="onLoad"/>
            </draw:frame>
            <draw:frame draw:style-name="gr1" draw:text-style-name="P1" draw:layer="layout" svg:width="4.039cm" svg:height="0.3cm" draw:transform="skewX (-0.00331612557878916) rotate (0.523598775598299) translate (8.751cm 16.835cm)">
              <draw:image xlink:href="Pictures/1000041A00000A2B00000272891AD958947B9B2F.svg" xlink:type="simple" xlink:show="embed" xlink:actuate="onLoad">
                <text:p/>
              </draw:image>
              <draw:image xlink:href="Pictures/10000201000000620000001889408E20B2EC3423.png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8:22:22.789000000</meta:creation-date>
    <dc:date>2017-11-20T14:08:45.259000000</dc:date>
    <meta:editing-duration>PT1H38M31S</meta:editing-duration>
    <meta:editing-cycles>25</meta:editing-cycles>
    <meta:generator>LibreOffice/5.3.0.3$Windows_x86 LibreOffice_project/7074905676c47b82bbcfbea1aeefc84afe1c50e1</meta:generator>
    <meta:document-statistic meta:object-count="17"/>
  </office:meta>
</office:document-meta>
</file>